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8000003BB966B3B8FDE7C5B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17.071cm" draw:z-index="0"><draw:image xlink:href="Pictures/10000001000003D8000003BB966B3B8FDE7C5B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7:00:27.209422806</meta:creation-date>
    <dc:date>2026-03-13T17:02:25.028722169</dc:date>
    <meta:editing-duration>PT1M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